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9/content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Replacements/Object 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meta.xml" manifest:media-type="text/xml"/>
  <manifest:file-entry manifest:full-path="Object 15/settings.xml" manifest:media-type="text/xml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18/settings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manifest.rdf" manifest:media-type="application/rdf+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2/settings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20/content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text-properties officeooo:rsid="000865b3" officeooo:paragraph-rsid="000865b3"/>
    </style:style>
    <style:style style:name="P2" style:family="paragraph" style:parent-style-name="Text_20_body">
      <style:text-properties officeooo:rsid="0009c5c3" officeooo:paragraph-rsid="0009c5c3"/>
    </style:style>
    <style:style style:name="P3" style:family="paragraph" style:parent-style-name="Text_20_body">
      <style:text-properties officeooo:rsid="000b58d2" officeooo:paragraph-rsid="000b58d2"/>
    </style:style>
    <style:style style:name="P4" style:family="paragraph" style:parent-style-name="Text_20_body">
      <style:text-properties officeooo:rsid="000d5508" officeooo:paragraph-rsid="000d5508"/>
    </style:style>
    <style:style style:name="P5" style:family="paragraph" style:parent-style-name="Text_20_body">
      <style:text-properties officeooo:rsid="000ff2a8" officeooo:paragraph-rsid="000ff2a8"/>
    </style:style>
    <style:style style:name="P6" style:family="paragraph" style:parent-style-name="Text_20_body">
      <style:text-properties fo:font-size="12pt" officeooo:paragraph-rsid="000ff2a8" style:font-size-asian="12pt" style:font-size-complex="12pt"/>
    </style:style>
    <style:style style:name="P7" style:family="paragraph" style:parent-style-name="Text_20_body">
      <style:text-properties officeooo:rsid="0012e26c" officeooo:paragraph-rsid="0012e26c"/>
    </style:style>
    <style:style style:name="P8" style:family="paragraph" style:parent-style-name="Text_20_body">
      <style:text-properties officeooo:rsid="00141cad" officeooo:paragraph-rsid="00141cad"/>
    </style:style>
    <style:style style:name="P9" style:family="paragraph" style:parent-style-name="Text_20_body">
      <style:text-properties officeooo:rsid="0016cd49" officeooo:paragraph-rsid="0016cd49"/>
    </style:style>
    <style:style style:name="P10" style:family="paragraph" style:parent-style-name="Text_20_body">
      <style:text-properties officeooo:rsid="001b9d33" officeooo:paragraph-rsid="001b9d33"/>
    </style:style>
    <style:style style:name="P11" style:family="paragraph" style:parent-style-name="Text_20_body">
      <style:text-properties style:font-name="Liberation Serif" fo:font-size="12pt" fo:font-style="normal" fo:font-weight="normal" officeooo:rsid="000ff2a8" officeooo:paragraph-rsid="000ff2a8" style:font-size-asian="12pt" style:font-style-asian="normal" style:font-weight-asian="normal" style:font-size-complex="12pt"/>
    </style:style>
    <style:style style:name="P12" style:family="paragraph" style:parent-style-name="Text_20_body">
      <style:text-properties officeooo:rsid="002b6f36" officeooo:paragraph-rsid="002b6f36"/>
    </style:style>
    <style:style style:name="P13" style:family="paragraph" style:parent-style-name="Heading_20_1">
      <style:text-properties officeooo:rsid="000865b3"/>
    </style:style>
    <style:style style:name="P14" style:family="paragraph" style:parent-style-name="Heading_20_1">
      <style:paragraph-properties fo:break-before="page"/>
      <style:text-properties officeooo:rsid="001f5760"/>
    </style:style>
    <style:style style:name="T1" style:family="text">
      <style:text-properties officeooo:rsid="0009c5c3"/>
    </style:style>
    <style:style style:name="T2" style:family="text">
      <style:text-properties officeooo:rsid="000d5508"/>
    </style:style>
    <style:style style:name="T3" style:family="text">
      <style:text-properties officeooo:rsid="000ff2a8"/>
    </style:style>
    <style:style style:name="T4" style:family="text">
      <style:text-properties style:font-name="Liberation Serif" officeooo:rsid="000ff2a8"/>
    </style:style>
    <style:style style:name="T5" style:family="text">
      <style:text-properties style:font-name="Liberation Serif" fo:font-style="normal" fo:font-weight="normal" officeooo:rsid="000ff2a8" style:font-style-asian="normal" style:font-weight-asian="normal"/>
    </style:style>
    <style:style style:name="T6" style:family="text">
      <style:text-properties style:font-name="Liberation Serif" fo:font-style="normal" fo:font-weight="normal" officeooo:rsid="0010000f" style:font-style-asian="normal" style:font-weight-asian="normal"/>
    </style:style>
    <style:style style:name="T7" style:family="text">
      <style:text-properties style:font-name="Liberation Serif" officeooo:rsid="0010e26f"/>
    </style:style>
    <style:style style:name="T8" style:family="text">
      <style:text-properties officeooo:rsid="002147a8"/>
    </style:style>
    <style:style style:name="T9" style:family="text">
      <style:text-properties officeooo:rsid="0022bc5e"/>
    </style:style>
    <style:style style:name="T10" style:family="text">
      <style:text-properties officeooo:rsid="0029af81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Linear Model Predictive Control</text:p>
      <text:h text:style-name="P13" text:outline-level="1"><text:span text:style-name="T10">1: </text:span>Create augmented model with integration</text:h>
      <text:p text:style-name="P1">State space model – <text:span text:style-name="T2">This is what you begin with.</text:span></text:p>
      <text:p text:style-name="P1"><draw:frame draw:style-name="fr1" draw:name="Object1" text:anchor-type="as-char" svg:y="-0.594cm" svg:width="5.168cm" svg:height="1.101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2">Where:</text:p>
      <text:p text:style-name="P2"><draw:frame draw:style-name="fr1" draw:name="Object4" text:anchor-type="as-char" svg:y="-2.164cm" svg:width="1.794cm" svg:height="4.219cm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1">Augmented state space model with <text:span text:style-name="T1">internal </text:span>integration</text:p>
      <text:p text:style-name="P1"><draw:frame draw:style-name="fr1" draw:name="Object2" text:anchor-type="as-char" svg:y="-1.319cm" svg:width="9.435cm" svg:height="2.574cm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p>
      <text:p text:style-name="P1">Where:</text:p>
      <text:p text:style-name="P1"><draw:frame draw:style-name="fr1" draw:name="Object3" text:anchor-type="as-char" svg:y="-1.132cm" svg:width="5.188cm" svg:height="2.115cm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Heading_20_1" text:outline-level="1"><text:soft-page-break/><text:span text:style-name="T10">2: </text:span>Create the prediction matrecies</text:h>
      <text:p text:style-name="P4">Prediction equation.</text:p>
      <text:p text:style-name="Text_20_body"><draw:frame draw:style-name="fr1" draw:name="Object6" text:anchor-type="as-char" svg:y="-0.386cm" svg:width="3.313cm" svg:height="0.54cm" draw:z-index="5"><draw:object xlink:href="./Object 6" xlink:type="simple" xlink:show="embed" xlink:actuate="onLoad"/><draw:image xlink:href="./ObjectReplacements/Object 6" xlink:type="simple" xlink:show="embed" xlink:actuate="onLoad"/></draw:frame></text:p>
      <text:p text:style-name="P3"><draw:frame draw:style-name="fr1" draw:name="Object5" text:anchor-type="as-char" svg:y="-1.559cm" svg:width="11.361cm" svg:height="2.87cm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P4">Where:</text:p>
      <text:p text:style-name="P4"><draw:frame draw:style-name="fr1" draw:name="Object7" text:anchor-type="as-char" svg:y="-3.143cm" svg:width="5.694cm" svg:height="6.2cm" draw:z-index="6"><draw:object xlink:href="./Object 7" xlink:type="simple" xlink:show="embed" xlink:actuate="onLoad"/><draw:image xlink:href="./ObjectReplacements/Object 7" xlink:type="simple" xlink:show="embed" xlink:actuate="onLoad"/></draw:frame></text:p>
      <text:p text:style-name="P5">Future trajectories of inputs and outputs:</text:p>
      <text:p text:style-name="P5"><draw:frame draw:style-name="fr1" draw:name="Object8" text:anchor-type="as-char" svg:y="-0.769cm" svg:width="10.661cm" svg:height="1.436cm" draw:z-index="7"><draw:object xlink:href="./Object 8" xlink:type="simple" xlink:show="embed" xlink:actuate="onLoad"/><draw:image xlink:href="./ObjectReplacements/Object 8" xlink:type="simple" xlink:show="embed" xlink:actuate="onLoad"/></draw:frame></text:p>
      <text:p text:style-name="P6"><text:span text:style-name="T3">Where </text:span><text:span text:style-name="T3"><draw:frame draw:style-name="fr1" draw:name="Object9" text:anchor-type="as-char" svg:y="-0.386cm" svg:width="2.021cm" svg:height="0.54cm" draw:z-index="8"><draw:object xlink:href="./Object 9" xlink:type="simple" xlink:show="embed" xlink:actuate="onLoad"/><draw:image xlink:href="./ObjectReplacements/Object 9" xlink:type="simple" xlink:show="embed" xlink:actuate="onLoad"/></draw:frame></text:span><text:span text:style-name="T3">is interprented as ”</text:span><text:span text:style-name="T4">Predicted </text:span><text:span text:style-name="T7">output</text:span><text:span text:style-name="T4"> variable at</text:span><text:span text:style-name="T5"><draw:frame draw:style-name="fr1" draw:name="Object10" text:anchor-type="as-char" svg:y="-0.377cm" svg:width="1cm" svg:height="0.531cm" draw:z-index="9"><draw:object xlink:href="./Object 10" xlink:type="simple" xlink:show="embed" xlink:actuate="onLoad"/><draw:image xlink:href="./ObjectReplacements/Object 10" xlink:type="simple" xlink:show="embed" xlink:actuate="onLoad"/></draw:frame></text:span><text:span text:style-name="T6">with given current plant information</text:span><text:span text:style-name="T5"> position</text:span><text:span text:style-name="T5"><draw:frame draw:style-name="fr1" draw:name="Object11" text:anchor-type="as-char" svg:y="-0.377cm" svg:width="0.501cm" svg:height="0.533cm" draw:z-index="10"><draw:object xlink:href="./Object 11" xlink:type="simple" xlink:show="embed" xlink:actuate="onLoad"/><draw:image xlink:href="./ObjectReplacements/Object 11" xlink:type="simple" xlink:show="embed" xlink:actuate="onLoad"/><svg:desc>formula</svg:desc></draw:frame></text:span><text:span text:style-name="T5">”.</text:span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5"/>
      <text:h text:style-name="P14" text:outline-level="1"><text:span text:style-name="T10">3: </text:span>Open loop MPC</text:h>
      <text:p text:style-name="P7">Minimize the cost function <text:span text:style-name="T9">and find the best input trajectories.</text:span></text:p>
      <text:p text:style-name="P7"><draw:frame draw:style-name="fr1" draw:name="Object12" text:anchor-type="as-char" svg:y="-0.437cm" svg:width="6.74cm" svg:height="0.593cm" draw:z-index="11"><draw:object xlink:href="./Object 12" xlink:type="simple" xlink:show="embed" xlink:actuate="onLoad"/><draw:image xlink:href="./ObjectReplacements/Object 12" xlink:type="simple" xlink:show="embed" xlink:actuate="onLoad"/></draw:frame></text:p>
      <text:p text:style-name="P7">This can be reformulated as:</text:p>
      <text:p text:style-name="P7"><draw:frame draw:style-name="fr1" draw:name="Object13" text:anchor-type="as-char" svg:y="-0.437cm" svg:width="14.51cm" svg:height="0.593cm" draw:z-index="12"><draw:object xlink:href="./Object 13" xlink:type="simple" xlink:show="embed" xlink:actuate="onLoad"/><draw:image xlink:href="./ObjectReplacements/Object 13" xlink:type="simple" xlink:show="embed" xlink:actuate="onLoad"/><svg:desc>formula</svg:desc></draw:frame></text:p>
      <text:p text:style-name="P8">And to minimize the derivative of<draw:frame draw:style-name="fr1" draw:name="Object14" text:anchor-type="as-char" svg:y="-0.377cm" svg:width="0.441cm" svg:height="0.469cm" draw:z-index="13"><draw:object xlink:href="./Object 14" xlink:type="simple" xlink:show="embed" xlink:actuate="onLoad"/><draw:image xlink:href="./ObjectReplacements/Object 14" xlink:type="simple" xlink:show="embed" xlink:actuate="onLoad"/></draw:frame>:</text:p>
      <text:p text:style-name="P8"><draw:frame draw:style-name="fr1" draw:name="Object15" text:anchor-type="as-char" svg:y="-0.621cm" svg:width="8.906cm" svg:height="1cm" draw:z-index="14"><draw:object xlink:href="./Object 15" xlink:type="simple" xlink:show="embed" xlink:actuate="onLoad"/><draw:image xlink:href="./ObjectReplacements/Object 15" xlink:type="simple" xlink:show="embed" xlink:actuate="onLoad"/></draw:frame></text:p>
      <text:p text:style-name="P8">And find the optimal input trajectories<draw:frame draw:style-name="fr1" draw:name="Object16" text:anchor-type="as-char" svg:y="-0.377cm" svg:width="0.877cm" svg:height="0.469cm" draw:z-index="15"><draw:object xlink:href="./Object 16" xlink:type="simple" xlink:show="embed" xlink:actuate="onLoad"/><draw:image xlink:href="./ObjectReplacements/Object 16" xlink:type="simple" xlink:show="embed" xlink:actuate="onLoad"/></draw:frame>when<draw:frame draw:style-name="fr1" draw:name="Object17" text:anchor-type="as-char" svg:y="-0.377cm" svg:width="1.016cm" svg:height="0.469cm" draw:z-index="16"><draw:object xlink:href="./Object 17" xlink:type="simple" xlink:show="embed" xlink:actuate="onLoad"/><draw:image xlink:href="./ObjectReplacements/Object 17" xlink:type="simple" xlink:show="embed" xlink:actuate="onLoad"/><svg:desc>formula</svg:desc></draw:frame>:</text:p>
      <text:p text:style-name="P8"><draw:frame draw:style-name="fr1" draw:name="Object18" text:anchor-type="as-char" svg:y="-0.437cm" svg:width="6.509cm" svg:height="0.593cm" draw:z-index="17"><draw:object xlink:href="./Object 18" xlink:type="simple" xlink:show="embed" xlink:actuate="onLoad"/><draw:image xlink:href="./ObjectReplacements/Object 18" xlink:type="simple" xlink:show="embed" xlink:actuate="onLoad"/><svg:desc>formula</svg:desc></draw:frame></text:p>
      <text:p text:style-name="P8">Where:</text:p>
      <text:p text:style-name="P8"><draw:frame draw:style-name="fr1" draw:name="Object19" text:anchor-type="as-char" svg:y="-0.908cm" svg:width="5.375cm" svg:height="1.729cm" draw:z-index="18"><draw:object xlink:href="./Object 19" xlink:type="simple" xlink:show="embed" xlink:actuate="onLoad"/><draw:image xlink:href="./ObjectReplacements/Object 19" xlink:type="simple" xlink:show="embed" xlink:actuate="onLoad"/></draw:frame></text:p>
      <text:h text:style-name="Heading_20_1" text:outline-level="1"><text:span text:style-name="T10">4: </text:span>Closed loop <text:span text:style-name="T8">MPC</text:span></text:h>
      <text:p text:style-name="P9">Find the <text:span text:style-name="T9">static </text:span>control law.</text:p>
      <text:p text:style-name="P9"><draw:frame draw:style-name="fr1" draw:name="Object20" text:anchor-type="as-char" svg:y="-0.386cm" svg:width="5.173cm" svg:height="0.542cm" draw:z-index="19"><draw:object xlink:href="./Object 20" xlink:type="simple" xlink:show="embed" xlink:actuate="onLoad"/><draw:image xlink:href="./ObjectReplacements/Object 20" xlink:type="simple" xlink:show="embed" xlink:actuate="onLoad"/></draw:frame></text:p>
      <text:p text:style-name="P10">And create the closed loop MPC controller</text:p>
      <text:p text:style-name="P10"><draw:frame draw:style-name="fr1" draw:name="Object22" text:anchor-type="as-char" svg:y="-0.644cm" svg:width="7.211cm" svg:height="1.198cm" draw:z-index="21"><draw:object xlink:href="./Object 22" xlink:type="simple" xlink:show="embed" xlink:actuate="onLoad"/><draw:image xlink:href="./ObjectReplacements/Object 22" xlink:type="simple" xlink:show="embed" xlink:actuate="onLoad"/></draw:frame></text:p>
      <text:p text:style-name="P9">Where:</text:p>
      <text:p text:style-name="P9"><draw:frame draw:style-name="fr1" draw:name="Object21" text:anchor-type="as-char" svg:y="-1.785cm" svg:width="10.927cm" svg:height="3.484cm" draw:z-index="20"><draw:object xlink:href="./Object 21" xlink:type="simple" xlink:show="embed" xlink:actuate="onLoad"/><draw:image xlink:href="./ObjectReplacements/Object 21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><text:soft-page-break/></text:p>
      <text:h text:style-name="Heading_20_1" text:outline-level="1">5: Closed loop MPC with kalman filter</text:h>
      <text:p text:style-name="P12">Use mpcreg.m and get the kalman gain matrix from lqe.m functio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sv" fo:country="SE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847cm" style:writing-mode="lr-tb"/>
      <style:text-properties style:use-window-font-color="true" style:font-name="Liberation Serif" fo:font-size="12pt" fo:language="sv" fo:country="SE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  <style:text-properties officeooo:rsid="000b58d2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30T12:45:59.836500459</meta:creation-date>
    <dc:date>2018-03-31T14:45:50.229823681</dc:date>
    <meta:editing-duration>PT6H24M30S</meta:editing-duration>
    <meta:editing-cycles>23</meta:editing-cycles>
    <meta:generator>LibreOffice/5.1.6.2$Linux_X86_64 LibreOffice_project/10m0$Build-2</meta:generator>
    <meta:document-statistic meta:table-count="0" meta:image-count="0" meta:object-count="22" meta:page-count="4" meta:paragraph-count="39" meta:word-count="122" meta:character-count="775" meta:non-whitespace-character-count="675"/>
  </office:meta>
</office:document-meta>
</file>

<file path=Object 1/content.xml><?xml version="1.0" encoding="utf-8"?>
<math xmlns="http://www.w3.org/1998/Math/MathML" display="block">
  <semantics>
    <mtable>
      <mtr>
        <mtd columnalign="left">
          <mrow>
            <msub>
              <mi>x</mi>
              <mi>m</mi>
            </msub>
            <mrow>
              <mrow>
                <mo fence="true" stretchy="false">(</mo>
                <mrow>
                  <mrow>
                    <mi>k</mi>
                    <mo stretchy="false">+</mo>
                    <mn>1</mn>
                  </mrow>
                </mrow>
                <mo fence="true" stretchy="false">)</mo>
              </mrow>
              <mo stretchy="false">=</mo>
              <msub>
                <mi>A</mi>
                <mi>m</mi>
              </msub>
            </mrow>
            <msub>
              <mi>x</mi>
              <mi>m</mi>
            </msub>
            <mrow>
              <mrow>
                <mo fence="true" stretchy="false">(</mo>
                <mrow>
                  <mi>k</mi>
                </mrow>
                <mo fence="true" stretchy="false">)</mo>
              </mrow>
              <mo stretchy="false">+</mo>
              <msub>
                <mi>B</mi>
                <mi>m</mi>
              </msub>
            </mrow>
            <mi>u</mi>
            <mrow>
              <mo fence="true" stretchy="false">(</mo>
              <mrow>
                <mi>k</mi>
              </mrow>
              <mo fence="true" stretchy="false">)</mo>
            </mrow>
          </mrow>
        </mtd>
      </mtr>
      <mtr>
        <mtd columnalign="left">
          <mrow>
            <mi>y</mi>
            <mrow>
              <mrow>
                <mo fence="true" stretchy="false">(</mo>
                <mrow>
                  <mi>k</mi>
                </mrow>
                <mo fence="true" stretchy="false">)</mo>
              </mrow>
              <mo stretchy="false">=</mo>
              <msub>
                <mi>C</mi>
                <mi>m</mi>
              </msub>
            </mrow>
            <msub>
              <mi>x</mi>
              <mi>m</mi>
            </msub>
            <mrow>
              <mo fence="true" stretchy="false">(</mo>
              <mrow>
                <mi>k</mi>
              </mrow>
              <mo fence="true" stretchy="false">)</mo>
            </mrow>
          </mrow>
        </mtd>
      </mtr>
    </mtable>
    <annotation encoding="StarMath 5.0">alignl x_m (k+1) = A_m x_m( k ) + B_m u( k ) newline 
alignl y( k ) = C_m x_m( k )</annotation>
  </semantics>
</math>
</file>

<file path=Object 10/content.xml><?xml version="1.0" encoding="utf-8"?>
<math xmlns="http://www.w3.org/1998/Math/MathML" display="block">
  <semantics>
    <mrow>
      <msub>
        <mi>k</mi>
        <mi>i</mi>
      </msub>
      <mo stretchy="false">+</mo>
      <mn>1</mn>
    </mrow>
    <annotation encoding="StarMath 5.0">k_i + 1</annotation>
  </semantics>
</math>
</file>

<file path=Object 11/content.xml><?xml version="1.0" encoding="utf-8"?>
<math xmlns="http://www.w3.org/1998/Math/MathML" display="block">
  <semantics>
    <msub>
      <mi>k</mi>
      <mi>i</mi>
    </msub>
    <annotation encoding="StarMath 5.0">k_i</annotation>
  </semantics>
</math>
</file>

<file path=Object 12/content.xml><?xml version="1.0" encoding="utf-8"?>
<math xmlns="http://www.w3.org/1998/Math/MathML" display="block">
  <semantics>
    <mrow>
      <mrow>
        <mi>J</mi>
        <mo stretchy="false">=</mo>
        <msup>
          <mrow>
            <mo fence="true" stretchy="false">(</mo>
            <mrow>
              <mrow>
                <mi>r</mi>
                <mrow>
                  <mrow>
                    <mo fence="true" stretchy="false">(</mo>
                    <mrow>
                      <msub>
                        <mi>k</mi>
                        <mi>i</mi>
                      </msub>
                    </mrow>
                    <mo fence="true" stretchy="false">)</mo>
                  </mrow>
                  <mo stretchy="false">−</mo>
                  <mi>Y</mi>
                </mrow>
              </mrow>
            </mrow>
            <mo fence="true" stretchy="false">)</mo>
          </mrow>
          <mi>T</mi>
        </msup>
      </mrow>
      <mrow>
        <mrow>
          <mo fence="true" stretchy="false">(</mo>
          <mrow>
            <mrow>
              <mi>r</mi>
              <mrow>
                <mrow>
                  <mo fence="true" stretchy="false">(</mo>
                  <mrow>
                    <msub>
                      <mi>k</mi>
                      <mi>i</mi>
                    </msub>
                  </mrow>
                  <mo fence="true" stretchy="false">)</mo>
                </mrow>
                <mo stretchy="false">−</mo>
                <mi>Y</mi>
              </mrow>
            </mrow>
          </mrow>
          <mo fence="true" stretchy="false">)</mo>
        </mrow>
        <mo stretchy="false">+</mo>
        <mi mathvariant="normal">Δ</mi>
      </mrow>
      <msup>
        <mi>U</mi>
        <mi>T</mi>
      </msup>
      <mover accent="true">
        <mi>R</mi>
        <mo stretchy="false">¯</mo>
      </mover>
      <mi mathvariant="normal">Δ</mi>
      <mi>U</mi>
    </mrow>
    <annotation encoding="StarMath 5.0">J = ( r(k_i) - Y )^T( r(k_i) - Y ) + %DELTA U^T bar R %DELTA U  </annotation>
  </semantics>
</math>
</file>

<file path=Object 13/content.xml><?xml version="1.0" encoding="utf-8"?>
<math xmlns="http://www.w3.org/1998/Math/MathML" display="block">
  <semantics>
    <mrow>
      <mrow>
        <mi>J</mi>
        <mo stretchy="false">=</mo>
        <msup>
          <mrow>
            <mo fence="true" stretchy="false">(</mo>
            <mrow>
              <mrow>
                <mi>r</mi>
                <mrow>
                  <mrow>
                    <mo fence="true" stretchy="false">(</mo>
                    <mrow>
                      <msub>
                        <mi>k</mi>
                        <mi>i</mi>
                      </msub>
                    </mrow>
                    <mo fence="true" stretchy="false">)</mo>
                  </mrow>
                  <mo stretchy="false">−</mo>
                  <mi mathvariant="italic">Fx</mi>
                </mrow>
                <mrow>
                  <mo fence="true" stretchy="false">(</mo>
                  <mrow>
                    <msub>
                      <mi>k</mi>
                      <mi>i</mi>
                    </msub>
                  </mrow>
                  <mo fence="true" stretchy="false">)</mo>
                </mrow>
              </mrow>
            </mrow>
            <mo fence="true" stretchy="false">)</mo>
          </mrow>
          <mi>T</mi>
        </msup>
      </mrow>
      <mrow>
        <mrow>
          <mo fence="true" stretchy="false">(</mo>
          <mrow>
            <mrow>
              <mi>r</mi>
              <mrow>
                <mrow>
                  <mo fence="true" stretchy="false">(</mo>
                  <mrow>
                    <msub>
                      <mi>k</mi>
                      <mi>i</mi>
                    </msub>
                  </mrow>
                  <mo fence="true" stretchy="false">)</mo>
                </mrow>
                <mo stretchy="false">−</mo>
                <mi mathvariant="italic">Fx</mi>
              </mrow>
              <mrow>
                <mo fence="true" stretchy="false">(</mo>
                <mrow>
                  <msub>
                    <mi>k</mi>
                    <mi>i</mi>
                  </msub>
                </mrow>
                <mo fence="true" stretchy="false">)</mo>
              </mrow>
            </mrow>
          </mrow>
          <mo fence="true" stretchy="false">)</mo>
        </mrow>
        <mo stretchy="false">−</mo>
        <mn>2</mn>
      </mrow>
      <mi mathvariant="normal">Δ</mi>
      <msup>
        <mi>U</mi>
        <mi>T</mi>
      </msup>
      <msup>
        <mi mathvariant="normal">Φ</mi>
        <mi>T</mi>
      </msup>
      <mrow>
        <mrow>
          <mo fence="true" stretchy="false">(</mo>
          <mrow>
            <mrow>
              <mi>r</mi>
              <mrow>
                <mrow>
                  <mo fence="true" stretchy="false">(</mo>
                  <mrow>
                    <msub>
                      <mi>k</mi>
                      <mi>i</mi>
                    </msub>
                  </mrow>
                  <mo fence="true" stretchy="false">)</mo>
                </mrow>
                <mo stretchy="false">−</mo>
                <mi mathvariant="italic">Fx</mi>
              </mrow>
              <mrow>
                <mo fence="true" stretchy="false">(</mo>
                <mrow>
                  <msub>
                    <mi>k</mi>
                    <mi>i</mi>
                  </msub>
                </mrow>
                <mo fence="true" stretchy="false">)</mo>
              </mrow>
            </mrow>
          </mrow>
          <mo fence="true" stretchy="false">)</mo>
        </mrow>
        <mo stretchy="false">+</mo>
        <mi mathvariant="normal">Δ</mi>
      </mrow>
      <msup>
        <mi>U</mi>
        <mi>T</mi>
      </msup>
      <mrow>
        <mo fence="true" stretchy="false">(</mo>
        <mrow>
          <mrow>
            <msup>
              <mi mathvariant="normal">Φ</mi>
              <mi>T</mi>
            </msup>
            <mrow>
              <mi mathvariant="normal">Φ</mi>
              <mo stretchy="false">+</mo>
              <mover accent="true">
                <mi>R</mi>
                <mo stretchy="false">¯</mo>
              </mover>
            </mrow>
          </mrow>
        </mrow>
        <mo fence="true" stretchy="false">)</mo>
      </mrow>
      <mi mathvariant="normal">Δ</mi>
      <mi>U</mi>
    </mrow>
    <annotation encoding="StarMath 5.0">J = ( r(k_i) - Fx(k_i) )^T( r(k_i) - Fx(k_i) ) -2 %DELTA U^T %PHI^T ( r(k_i) - Fx(k_i) ) + %DELTA U^T ( %PHI^T %PHI + bar R ) %DELTA U</annotation>
  </semantics>
</math>
</file>

<file path=Object 14/content.xml><?xml version="1.0" encoding="utf-8"?>
<math xmlns="http://www.w3.org/1998/Math/MathML" display="block">
  <semantics>
    <mi>J</mi>
    <annotation encoding="StarMath 5.0">J</annotation>
  </semantics>
</math>
</file>

<file path=Object 15/content.xml><?xml version="1.0" encoding="utf-8"?>
<math xmlns="http://www.w3.org/1998/Math/MathML" display="block">
  <semantics>
    <mrow>
      <mrow>
        <mfrac>
          <mrow>
            <mo stretchy="false">∂</mo>
            <mi>J</mi>
          </mrow>
          <mrow>
            <mo stretchy="false">∂</mo>
            <mi mathvariant="normal">Δ</mi>
            <mi>U</mi>
          </mrow>
        </mfrac>
        <mo stretchy="false">=</mo>
        <mrow>
          <mo stretchy="false">−</mo>
          <mn>2</mn>
        </mrow>
      </mrow>
      <msup>
        <mi mathvariant="normal">Φ</mi>
        <mi>T</mi>
      </msup>
      <mrow>
        <mrow>
          <mo fence="true" stretchy="false">(</mo>
          <mrow>
            <mrow>
              <mi>r</mi>
              <mrow>
                <mrow>
                  <mo fence="true" stretchy="false">(</mo>
                  <mrow>
                    <msub>
                      <mi>k</mi>
                      <mi>i</mi>
                    </msub>
                  </mrow>
                  <mo fence="true" stretchy="false">)</mo>
                </mrow>
                <mo stretchy="false">−</mo>
                <mi mathvariant="italic">Fx</mi>
              </mrow>
              <mrow>
                <mo fence="true" stretchy="false">(</mo>
                <mrow>
                  <msub>
                    <mi>k</mi>
                    <mi>i</mi>
                  </msub>
                </mrow>
                <mo fence="true" stretchy="false">)</mo>
              </mrow>
            </mrow>
          </mrow>
          <mo fence="true" stretchy="false">)</mo>
        </mrow>
        <mo stretchy="false">+</mo>
        <mn>2</mn>
      </mrow>
      <mrow>
        <mo fence="true" stretchy="false">(</mo>
        <mrow>
          <mrow>
            <msup>
              <mi mathvariant="normal">Φ</mi>
              <mi>T</mi>
            </msup>
            <mrow>
              <mi mathvariant="normal">Φ</mi>
              <mo stretchy="false">+</mo>
              <mover accent="true">
                <mi>R</mi>
                <mo stretchy="false">¯</mo>
              </mover>
            </mrow>
          </mrow>
        </mrow>
        <mo fence="true" stretchy="false">)</mo>
      </mrow>
      <mi mathvariant="normal">Δ</mi>
      <mrow>
        <mi>U</mi>
        <mo stretchy="false">=</mo>
        <mn>0</mn>
      </mrow>
    </mrow>
    <annotation encoding="StarMath 5.0">{ partial J } over { partial %DELTA U  } = - 2 %PHI ^T ( r(k_i)  - Fx(k_i)) + 2( %PHI^T %PHI + bar R ) %DELTA U = 0</annotation>
  </semantics>
</math>
</file>

<file path=Object 16/content.xml><?xml version="1.0" encoding="utf-8"?>
<math xmlns="http://www.w3.org/1998/Math/MathML" display="block">
  <semantics>
    <mrow>
      <mi mathvariant="normal">Δ</mi>
      <mi>U</mi>
    </mrow>
    <annotation encoding="StarMath 5.0">%DELTA U</annotation>
  </semantics>
</math>
</file>

<file path=Object 17/content.xml><?xml version="1.0" encoding="utf-8"?>
<math xmlns="http://www.w3.org/1998/Math/MathML" display="block">
  <semantics>
    <mrow>
      <mi>J</mi>
      <mo stretchy="false">=</mo>
      <mn>0</mn>
    </mrow>
    <annotation encoding="StarMath 5.0">J = 0</annotation>
  </semantics>
</math>
</file>

<file path=Object 18/content.xml><?xml version="1.0" encoding="utf-8"?>
<math xmlns="http://www.w3.org/1998/Math/MathML" display="block">
  <semantics>
    <mrow>
      <mi mathvariant="normal">Δ</mi>
      <mrow>
        <mi>U</mi>
        <mo stretchy="false">=</mo>
        <msup>
          <mrow>
            <mo fence="true" stretchy="false">(</mo>
            <mrow>
              <mrow>
                <msup>
                  <mi mathvariant="normal">Φ</mi>
                  <mi>T</mi>
                </msup>
                <mrow>
                  <mi mathvariant="normal">Φ</mi>
                  <mo stretchy="false">+</mo>
                  <mover accent="true">
                    <mi>R</mi>
                    <mo stretchy="false">¯</mo>
                  </mover>
                </mrow>
              </mrow>
            </mrow>
            <mo fence="true" stretchy="false">)</mo>
          </mrow>
          <mrow>
            <mo stretchy="false">−</mo>
            <mn>1</mn>
          </mrow>
        </msup>
      </mrow>
      <msup>
        <mi mathvariant="normal">Φ</mi>
        <mi>T</mi>
      </msup>
      <mrow>
        <mo fence="true" stretchy="false">(</mo>
        <mrow>
          <mrow>
            <mi>r</mi>
            <mrow>
              <mrow>
                <mo fence="true" stretchy="false">(</mo>
                <mrow>
                  <msub>
                    <mi>k</mi>
                    <mi>i</mi>
                  </msub>
                </mrow>
                <mo fence="true" stretchy="false">)</mo>
              </mrow>
              <mo stretchy="false">−</mo>
              <mi mathvariant="italic">Fx</mi>
            </mrow>
            <mrow>
              <mo fence="true" stretchy="false">(</mo>
              <mrow>
                <msub>
                  <mi>k</mi>
                  <mi>i</mi>
                </msub>
              </mrow>
              <mo fence="true" stretchy="false">)</mo>
            </mrow>
          </mrow>
        </mrow>
        <mo fence="true" stretchy="false">)</mo>
      </mrow>
    </mrow>
    <annotation encoding="StarMath 5.0">%DELTA U = ( %PHI^T %PHI + bar R )^{ -1 }%PHI^T( r(k_i) - Fx(k_i) )</annotation>
  </semantics>
</math>
</file>

<file path=Object 19/content.xml><?xml version="1.0" encoding="utf-8"?>
<math xmlns="http://www.w3.org/1998/Math/MathML" display="block">
  <semantics>
    <mtable>
      <mtr>
        <mtd columnalign="left">
          <mrow>
            <mrow>
              <mover accent="true">
                <mi>R</mi>
                <mo stretchy="false">¯</mo>
              </mover>
              <mo stretchy="false">=</mo>
              <msub>
                <mi>r</mi>
                <mi mathvariant="normal">ω</mi>
              </msub>
            </mrow>
            <msub>
              <mi>I</mi>
              <mrow>
                <msub>
                  <mi>N</mi>
                  <mi>c</mi>
                </msub>
                <mi>x</mi>
                <msub>
                  <mi>N</mi>
                  <mi>c</mi>
                </msub>
              </mrow>
            </msub>
          </mrow>
        </mtd>
      </mtr>
      <mtr>
        <mtd columnalign="left">
          <mrow>
            <mrow>
              <msub>
                <mi>r</mi>
                <mi mathvariant="normal">ω</mi>
              </msub>
              <mo stretchy="false">≥</mo>
              <mn>0</mn>
              <mo stretchy="false">∈</mo>
              <mi mathvariant="normal">ℜ</mi>
            </mrow>
            <mrow>
              <mo fence="true" stretchy="false">(</mo>
              <mrow>
                <mrow>
                  <mi mathvariant="italic">Tuning</mi>
                  <mi mathvariant="italic">parameter</mi>
                </mrow>
              </mrow>
              <mo fence="true" stretchy="false">)</mo>
            </mrow>
          </mrow>
        </mtd>
      </mtr>
      <mtr>
        <mtd columnalign="left">
          <mrow>
            <mi>r</mi>
            <mrow>
              <mrow>
                <mo fence="true" stretchy="false">(</mo>
                <mrow>
                  <msub>
                    <mi>k</mi>
                    <mi>i</mi>
                  </msub>
                </mrow>
                <mo fence="true" stretchy="false">)</mo>
              </mrow>
              <mo stretchy="false">∈</mo>
              <msup>
                <mi mathvariant="normal">ℜ</mi>
                <msub>
                  <mi>N</mi>
                  <mi>p</mi>
                </msub>
              </msup>
            </mrow>
            <mrow>
              <mo fence="true" stretchy="false">(</mo>
              <mrow>
                <mrow>
                  <mrow>
                    <mi mathvariant="italic">Set</mi>
                    <mo stretchy="false">−</mo>
                    <mi mathvariant="italic">point</mi>
                  </mrow>
                  <mi mathvariant="italic">vector</mi>
                </mrow>
              </mrow>
              <mo fence="true" stretchy="false">)</mo>
            </mrow>
          </mrow>
        </mtd>
      </mtr>
    </mtable>
    <annotation encoding="StarMath 5.0">alignl bar R = r_{ %omega } I_{ N_c x N_c } newline
alignl r_{ %omega } &gt;= 0 in Re ( Tuning parameter ) newline
alignl r(k_i) in Re^{N_p} ( Set-point vector ) </annotation>
  </semantics>
</math>
</file>

<file path=Object 2/content.xml><?xml version="1.0" encoding="utf-8"?>
<math xmlns="http://www.w3.org/1998/Math/MathML" display="block">
  <semantics>
    <mtable>
      <mtr>
        <mtd columnalign="left">
          <mrow>
            <mrow>
              <mrow>
                <mo fence="true" stretchy="true">[</mo>
                <mrow>
                  <mtable>
                    <mtr>
                      <mtd>
                        <mrow>
                          <mi mathvariant="normal">Δ</mi>
                          <msub>
                            <mi>x</mi>
                            <mi>m</mi>
                          </msub>
                          <mrow>
                            <mo fence="true" stretchy="false">(</mo>
                            <mrow>
                              <mrow>
                                <mi>k</mi>
                                <mo stretchy="false">+</mo>
                                <mn>1</mn>
                              </mrow>
                            </mrow>
                            <mo fence="true" stretchy="false">)</mo>
                          </mrow>
                        </mrow>
                      </mtd>
                    </mtr>
                    <mtr>
                      <mtd>
                        <mrow>
                          <mi>y</mi>
                          <mrow>
                            <mo fence="true" stretchy="false">(</mo>
                            <mrow>
                              <mrow>
                                <mi>k</mi>
                                <mo stretchy="false">+</mo>
                                <mn>1</mn>
                              </mrow>
                            </mrow>
                            <mo fence="true" stretchy="false">)</mo>
                          </mrow>
                        </mrow>
                      </mtd>
                    </mtr>
                  </mtable>
                </mrow>
                <mo fence="true" stretchy="true">]</mo>
              </mrow>
              <mo stretchy="false">=</mo>
              <mrow>
                <mo fence="true" stretchy="true">[</mo>
                <mrow>
                  <mtable>
                    <mtr>
                      <mtd>
                        <msub>
                          <mi>A</mi>
                          <mi>m</mi>
                        </msub>
                      </mtd>
                      <mtd>
                        <msubsup>
                          <mi>o</mi>
                          <mi>m</mi>
                          <mi>T</mi>
                        </msubsup>
                      </mtd>
                    </mtr>
                    <mtr>
                      <mtd>
                        <mrow>
                          <msub>
                            <mi>C</mi>
                            <mi>m</mi>
                          </msub>
                          <msub>
                            <mi>A</mi>
                            <mi>m</mi>
                          </msub>
                        </mrow>
                      </mtd>
                      <mtd>
                        <msub>
                          <mi>I</mi>
                          <mi mathvariant="italic">qxq</mi>
                        </msub>
                      </mtd>
                    </mtr>
                  </mtable>
                </mrow>
                <mo fence="true" stretchy="true">]</mo>
              </mrow>
            </mrow>
            <mrow>
              <mrow>
                <mo fence="true" stretchy="true">[</mo>
                <mrow>
                  <mtable>
                    <mtr>
                      <mtd>
                        <mrow>
                          <mi mathvariant="normal">Δ</mi>
                          <msub>
                            <mi>x</mi>
                            <mi>m</mi>
                          </msub>
                          <mrow>
                            <mo fence="true" stretchy="false">(</mo>
                            <mrow>
                              <mi>k</mi>
                            </mrow>
                            <mo fence="true" stretchy="false">)</mo>
                          </mrow>
                        </mrow>
                      </mtd>
                    </mtr>
                    <mtr>
                      <mtd>
                        <mrow>
                          <mi>y</mi>
                          <mrow>
                            <mo fence="true" stretchy="false">(</mo>
                            <mrow>
                              <mi>k</mi>
                            </mrow>
                            <mo fence="true" stretchy="false">)</mo>
                          </mrow>
                        </mrow>
                      </mtd>
                    </mtr>
                  </mtable>
                </mrow>
                <mo fence="true" stretchy="true">]</mo>
              </mrow>
              <mo stretchy="false">+</mo>
              <mrow>
                <mo fence="true" stretchy="true">[</mo>
                <mrow>
                  <mtable>
                    <mtr>
                      <mtd>
                        <msub>
                          <mi>B</mi>
                          <mi>m</mi>
                        </msub>
                      </mtd>
                    </mtr>
                    <mtr>
                      <mtd>
                        <mrow>
                          <msub>
                            <mi>C</mi>
                            <mi>m</mi>
                          </msub>
                          <msub>
                            <mi>B</mi>
                            <mi>m</mi>
                          </msub>
                        </mrow>
                      </mtd>
                    </mtr>
                  </mtable>
                </mrow>
                <mo fence="true" stretchy="true">]</mo>
              </mrow>
            </mrow>
            <mi mathvariant="normal">Δ</mi>
            <mi>u</mi>
            <mrow>
              <mo fence="true" stretchy="false">(</mo>
              <mrow>
                <mi>k</mi>
              </mrow>
              <mo fence="true" stretchy="false">)</mo>
            </mrow>
          </mrow>
        </mtd>
      </mtr>
      <mtr>
        <mtd columnalign="left">
          <mrow>
            <mi>y</mi>
            <mrow>
              <mrow>
                <mo fence="true" stretchy="false">(</mo>
                <mrow>
                  <mi>k</mi>
                </mrow>
                <mo fence="true" stretchy="false">)</mo>
              </mrow>
              <mo stretchy="false">=</mo>
              <mrow>
                <mo fence="true" stretchy="true">[</mo>
                <mrow>
                  <mtable>
                    <mtr>
                      <mtd>
                        <msub>
                          <mi>o</mi>
                          <mi>m</mi>
                        </msub>
                      </mtd>
                      <mtd>
                        <msub>
                          <mi>I</mi>
                          <mi mathvariant="italic">qxq</mi>
                        </msub>
                      </mtd>
                    </mtr>
                  </mtable>
                </mrow>
                <mo fence="true" stretchy="true">]</mo>
              </mrow>
            </mrow>
            <mrow>
              <mo fence="true" stretchy="true">[</mo>
              <mrow>
                <mtable>
                  <mtr>
                    <mtd>
                      <mrow>
                        <mi mathvariant="normal">Δ</mi>
                        <msub>
                          <mi>x</mi>
                          <mi>m</mi>
                        </msub>
                        <mrow>
                          <mo fence="true" stretchy="false">(</mo>
                          <mrow>
                            <mi>k</mi>
                          </mrow>
                          <mo fence="true" stretchy="false">)</mo>
                        </mrow>
                      </mrow>
                    </mtd>
                  </mtr>
                  <mtr>
                    <mtd>
                      <mrow>
                        <mi>y</mi>
                        <mrow>
                          <mo fence="true" stretchy="false">(</mo>
                          <mrow>
                            <mi>k</mi>
                          </mrow>
                          <mo fence="true" stretchy="false">)</mo>
                        </mrow>
                      </mrow>
                    </mtd>
                  </mtr>
                </mtable>
              </mrow>
              <mo fence="true" stretchy="true">]</mo>
            </mrow>
          </mrow>
        </mtd>
      </mtr>
    </mtable>
    <annotation encoding="StarMath 5.0">alignl left [ matrix{%DELTA x_m(k+1)  ## y(k+1)} right ] = left[ matrix{A_m # o_m^T ## C_m A_m # I_{qxq} } right ]  left [ matrix{%DELTA x_m(k)  ## y(k)} right ] + left [ matrix{B_m ## C_m B_m} right ] %DELTA u( k ) newline

alignl y( k ) = left [matrix{o_m # I_{qxq}} right ] left [ matrix{%DELTA x_m(k)  ## y(k)} right ]</annotation>
  </semantics>
</math>
</file>

<file path=Object 20/content.xml><?xml version="1.0" encoding="utf-8"?>
<math xmlns="http://www.w3.org/1998/Math/MathML" display="block">
  <semantics>
    <mrow>
      <mi mathvariant="normal">Δ</mi>
      <mi>u</mi>
      <mrow>
        <mrow>
          <mo fence="true" stretchy="false">(</mo>
          <mrow>
            <msub>
              <mi>k</mi>
              <mi>i</mi>
            </msub>
          </mrow>
          <mo fence="true" stretchy="false">)</mo>
        </mrow>
        <mo stretchy="false">=</mo>
        <msub>
          <mi>K</mi>
          <mi>y</mi>
        </msub>
      </mrow>
      <mi>r</mi>
      <mrow>
        <mrow>
          <mo fence="true" stretchy="false">(</mo>
          <mrow>
            <msub>
              <mi>k</mi>
              <mi>i</mi>
            </msub>
          </mrow>
          <mo fence="true" stretchy="false">)</mo>
        </mrow>
        <mo stretchy="false">−</mo>
        <msub>
          <mi>K</mi>
          <mi mathvariant="italic">mpc</mi>
        </msub>
      </mrow>
      <mi>x</mi>
      <mrow>
        <mo fence="true" stretchy="false">(</mo>
        <mrow>
          <msub>
            <mi>k</mi>
            <mi>i</mi>
          </msub>
        </mrow>
        <mo fence="true" stretchy="false">)</mo>
      </mrow>
    </mrow>
    <annotation encoding="StarMath 5.0">%DELTA u( k_i ) = K_y r(k_i) - K_mpc x( k_i )</annotation>
  </semantics>
</math>
</file>

<file path=Object 21/content.xml><?xml version="1.0" encoding="utf-8"?>
<math xmlns="http://www.w3.org/1998/Math/MathML" display="block">
  <semantics>
    <mtable>
      <mtr>
        <mtd columnalign="left">
          <mrow>
            <mrow>
              <msub>
                <mi>K</mi>
                <mi>y</mi>
              </msub>
              <mo stretchy="false">=</mo>
              <mover>
                <mover>
                  <mrow>
                    <mo fence="true" stretchy="true">[</mo>
                    <mrow>
                      <mtable>
                        <mtr>
                          <mtd>
                            <msub>
                              <mi>I</mi>
                              <mi mathvariant="italic">mxm</mi>
                            </msub>
                          </mtd>
                          <mtd>
                            <mrow>
                              <msub>
                                <mi>I</mi>
                                <mi mathvariant="italic">mxm</mi>
                              </msub>
                              <mo stretchy="false">×</mo>
                              <mn>0</mn>
                            </mrow>
                          </mtd>
                          <mtd>
                            <mrow>
                              <msub>
                                <mi>I</mi>
                                <mi mathvariant="italic">mxm</mi>
                              </msub>
                              <mo stretchy="false">×</mo>
                              <mn>0</mn>
                            </mrow>
                          </mtd>
                          <mtd>
                            <mo stretchy="false">⋯</mo>
                          </mtd>
                          <mtd>
                            <mrow>
                              <msub>
                                <mi>I</mi>
                                <mi mathvariant="italic">mxm</mi>
                              </msub>
                              <mo stretchy="false">×</mo>
                              <mn>0</mn>
                            </mrow>
                          </mtd>
                        </mtr>
                      </mtable>
                    </mrow>
                    <mo fence="true" stretchy="true">]</mo>
                  </mrow>
                  <mo stretchy="true">⏞</mo>
                </mover>
                <msub>
                  <mi>N</mi>
                  <mi>c</mi>
                </msub>
              </mover>
            </mrow>
            <msup>
              <mrow>
                <mo fence="true" stretchy="false">(</mo>
                <mrow>
                  <mrow>
                    <msup>
                      <mi mathvariant="normal">Φ</mi>
                      <mi>T</mi>
                    </msup>
                    <mrow>
                      <mi mathvariant="normal">Φ</mi>
                      <mo stretchy="false">+</mo>
                      <mover accent="true">
                        <mi>R</mi>
                        <mo stretchy="false">¯</mo>
                      </mover>
                    </mrow>
                  </mrow>
                </mrow>
                <mo fence="true" stretchy="false">)</mo>
              </mrow>
              <mrow>
                <mo stretchy="false">−</mo>
                <mn>1</mn>
              </mrow>
            </msup>
            <msup>
              <mi mathvariant="normal">Φ</mi>
              <mi>T</mi>
            </msup>
            <mover accent="true">
              <msub>
                <mi>R</mi>
                <mi>s</mi>
              </msub>
              <mo stretchy="false">¯</mo>
            </mover>
          </mrow>
        </mtd>
      </mtr>
      <mtr>
        <mtd columnalign="left">
          <mrow>
            <mrow>
              <msub>
                <mi>K</mi>
                <mi mathvariant="italic">mpc</mi>
              </msub>
              <mo stretchy="false">=</mo>
              <mover>
                <mover>
                  <mrow>
                    <mo fence="true" stretchy="true">[</mo>
                    <mrow>
                      <mtable>
                        <mtr>
                          <mtd>
                            <msub>
                              <mi>I</mi>
                              <mi mathvariant="italic">mxm</mi>
                            </msub>
                          </mtd>
                          <mtd>
                            <mrow>
                              <msub>
                                <mi>I</mi>
                                <mi mathvariant="italic">mxm</mi>
                              </msub>
                              <mo stretchy="false">×</mo>
                              <mn>0</mn>
                            </mrow>
                          </mtd>
                          <mtd>
                            <mrow>
                              <msub>
                                <mi>I</mi>
                                <mi mathvariant="italic">mxm</mi>
                              </msub>
                              <mo stretchy="false">×</mo>
                              <mn>0</mn>
                            </mrow>
                          </mtd>
                          <mtd>
                            <mo stretchy="false">⋯</mo>
                          </mtd>
                          <mtd>
                            <mrow>
                              <msub>
                                <mi>I</mi>
                                <mi mathvariant="italic">mxm</mi>
                              </msub>
                              <mo stretchy="false">×</mo>
                              <mn>0</mn>
                            </mrow>
                          </mtd>
                        </mtr>
                      </mtable>
                    </mrow>
                    <mo fence="true" stretchy="true">]</mo>
                  </mrow>
                  <mo stretchy="true">⏞</mo>
                </mover>
                <msub>
                  <mi>N</mi>
                  <mi>c</mi>
                </msub>
              </mover>
            </mrow>
            <msup>
              <mrow>
                <mo fence="true" stretchy="false">(</mo>
                <mrow>
                  <mrow>
                    <msup>
                      <mi mathvariant="normal">Φ</mi>
                      <mi>T</mi>
                    </msup>
                    <mrow>
                      <mi mathvariant="normal">Φ</mi>
                      <mo stretchy="false">+</mo>
                      <mover accent="true">
                        <mi>R</mi>
                        <mo stretchy="false">¯</mo>
                      </mover>
                    </mrow>
                  </mrow>
                </mrow>
                <mo fence="true" stretchy="false">)</mo>
              </mrow>
              <mrow>
                <mo stretchy="false">−</mo>
                <mn>1</mn>
              </mrow>
            </msup>
            <msup>
              <mi mathvariant="normal">Φ</mi>
              <mi>T</mi>
            </msup>
            <mi>F</mi>
          </mrow>
        </mtd>
      </mtr>
      <mtr>
        <mtd columnalign="left">
          <mrow>
            <mover accent="true">
              <msub>
                <mi>R</mi>
                <mi>s</mi>
              </msub>
              <mo stretchy="false">¯</mo>
            </mover>
            <mo stretchy="false">=</mo>
            <mover>
              <mover>
                <msup>
                  <mrow>
                    <mo fence="true" stretchy="true">[</mo>
                    <mrow>
                      <mtable>
                        <mtr>
                          <mtd>
                            <mn>1</mn>
                          </mtd>
                          <mtd>
                            <mn>1</mn>
                          </mtd>
                          <mtd>
                            <mn>1</mn>
                          </mtd>
                          <mtd>
                            <mn>1</mn>
                          </mtd>
                          <mtd>
                            <mo stretchy="false">⋯</mo>
                          </mtd>
                          <mtd>
                            <mn>1</mn>
                          </mtd>
                        </mtr>
                      </mtable>
                    </mrow>
                    <mo fence="true" stretchy="true">]</mo>
                  </mrow>
                  <mi>T</mi>
                </msup>
                <mo stretchy="true">⏞</mo>
              </mover>
              <msub>
                <mi>N</mi>
                <mi>p</mi>
              </msub>
            </mover>
          </mrow>
        </mtd>
      </mtr>
    </mtable>
    <annotation encoding="StarMath 5.0">alignl K_y = {left [ matrix{I_{mxm} # I_{mxm} times 0 # I_{mxm} times 0 # dotsaxis # I_{mxm} times0} right ]} overbrace {N_c} ( %PHI^T %PHI + bar R )^{ -1 } %PHI ^T bar R_s newline 

alignl K_mpc = {left [ matrix{I_{mxm} # I_{mxm} times 0 # I_{mxm} times 0 # dotsaxis # I_{mxm} times0} right ]} overbrace {N_c} ( %PHI^T %PHI + bar R )^{ -1 } %PHI ^T F newline

alignl bar R_s = {left [ matrix{1 # 1 # 1 # 1 # dotsaxis # 1} right ]}^T overbrace {N_p}</annotation>
  </semantics>
</math>
</file>

<file path=Object 22/content.xml><?xml version="1.0" encoding="utf-8"?>
<math xmlns="http://www.w3.org/1998/Math/MathML" display="block">
  <semantics>
    <mtable>
      <mtr>
        <mtd columnalign="left">
          <mrow>
            <mi>x</mi>
            <mrow>
              <mrow>
                <mo fence="true" stretchy="false">(</mo>
                <mrow>
                  <mrow>
                    <msub>
                      <mi>k</mi>
                      <mi>i</mi>
                    </msub>
                    <mo stretchy="false">+</mo>
                    <mn>1</mn>
                  </mrow>
                </mrow>
                <mo fence="true" stretchy="false">)</mo>
              </mrow>
              <mo stretchy="false">=</mo>
              <mrow>
                <mo fence="true" stretchy="true">[</mo>
                <mrow>
                  <mtable>
                    <mtr>
                      <mtd>
                        <mrow>
                          <mo fence="true" stretchy="false">(</mo>
                          <mrow>
                            <mrow>
                              <mi>A</mi>
                              <mo stretchy="false">−</mo>
                              <msub>
                                <mi mathvariant="italic">BK</mi>
                                <mi mathvariant="italic">mpc</mi>
                              </msub>
                            </mrow>
                          </mrow>
                          <mo fence="true" stretchy="false">)</mo>
                        </mrow>
                      </mtd>
                    </mtr>
                  </mtable>
                </mrow>
                <mo fence="true" stretchy="true">]</mo>
              </mrow>
            </mrow>
            <mi>x</mi>
            <mrow>
              <mrow>
                <mo fence="true" stretchy="false">(</mo>
                <mrow>
                  <msub>
                    <mi>k</mi>
                    <mi>i</mi>
                  </msub>
                </mrow>
                <mo fence="true" stretchy="false">)</mo>
              </mrow>
              <mo stretchy="false">+</mo>
              <mrow>
                <mo fence="true" stretchy="true">[</mo>
                <mrow>
                  <mtable>
                    <mtr>
                      <mtd>
                        <msub>
                          <mi mathvariant="italic">BK</mi>
                          <mi>y</mi>
                        </msub>
                      </mtd>
                    </mtr>
                  </mtable>
                </mrow>
                <mo fence="true" stretchy="true">]</mo>
              </mrow>
            </mrow>
            <mi>r</mi>
            <mrow>
              <mo fence="true" stretchy="false">(</mo>
              <mrow>
                <msub>
                  <mi>k</mi>
                  <mi>i</mi>
                </msub>
              </mrow>
              <mo fence="true" stretchy="false">)</mo>
            </mrow>
          </mrow>
        </mtd>
      </mtr>
      <mtr>
        <mtd columnalign="left">
          <mrow>
            <mi>y</mi>
            <mrow>
              <mrow>
                <mo fence="true" stretchy="false">(</mo>
                <mrow>
                  <msub>
                    <mi>k</mi>
                    <mi>i</mi>
                  </msub>
                </mrow>
                <mo fence="true" stretchy="false">)</mo>
              </mrow>
              <mo stretchy="false">=</mo>
              <mi mathvariant="italic">Cx</mi>
            </mrow>
            <mrow>
              <mo fence="true" stretchy="false">(</mo>
              <mrow>
                <msub>
                  <mi>k</mi>
                  <mi>i</mi>
                </msub>
              </mrow>
              <mo fence="true" stretchy="false">)</mo>
            </mrow>
          </mrow>
        </mtd>
      </mtr>
    </mtable>
    <annotation encoding="StarMath 5.0">alignl x(k_i+1) = left [matrix{(A-BK_mpc)} right ]x(k_i) + left [matrix{BK_y} right]r( k_i ) newline
alignl y( k_i ) = Cx( k_i )</annotation>
  </semantics>
</math>
</file>

<file path=Object 3/content.xml><?xml version="1.0" encoding="utf-8"?>
<math xmlns="http://www.w3.org/1998/Math/MathML" display="block">
  <semantics>
    <mtable>
      <mtr>
        <mtd columnalign="left">
          <mrow>
            <mi mathvariant="normal">Δ</mi>
            <mi>u</mi>
            <mrow>
              <mrow>
                <mo fence="true" stretchy="false">(</mo>
                <mrow>
                  <mi>k</mi>
                </mrow>
                <mo fence="true" stretchy="false">)</mo>
              </mrow>
              <mo stretchy="false">=</mo>
              <mi>u</mi>
            </mrow>
            <mrow>
              <mrow>
                <mo fence="true" stretchy="false">(</mo>
                <mrow>
                  <mi>k</mi>
                </mrow>
                <mo fence="true" stretchy="false">)</mo>
              </mrow>
              <mo stretchy="false">−</mo>
              <mi>u</mi>
            </mrow>
            <mrow>
              <mo fence="true" stretchy="false">(</mo>
              <mrow>
                <mrow>
                  <mi>k</mi>
                  <mo stretchy="false">−</mo>
                  <mn>1</mn>
                </mrow>
              </mrow>
              <mo fence="true" stretchy="false">)</mo>
            </mrow>
          </mrow>
        </mtd>
      </mtr>
      <mtr>
        <mtd columnalign="left">
          <mrow>
            <mi mathvariant="normal">Δ</mi>
            <msub>
              <mi>x</mi>
              <mi>m</mi>
            </msub>
            <mrow>
              <mrow>
                <mo fence="true" stretchy="false">(</mo>
                <mrow>
                  <mi>k</mi>
                </mrow>
                <mo fence="true" stretchy="false">)</mo>
              </mrow>
              <mo stretchy="false">=</mo>
              <msub>
                <mi>x</mi>
                <mi>m</mi>
              </msub>
            </mrow>
            <mrow>
              <mrow>
                <mo fence="true" stretchy="false">(</mo>
                <mrow>
                  <mi>k</mi>
                </mrow>
                <mo fence="true" stretchy="false">)</mo>
              </mrow>
              <mo stretchy="false">−</mo>
              <msub>
                <mi>x</mi>
                <mi>m</mi>
              </msub>
            </mrow>
            <mrow>
              <mo fence="true" stretchy="false">(</mo>
              <mrow>
                <mrow>
                  <mi>k</mi>
                  <mo stretchy="false">−</mo>
                  <mn>1</mn>
                </mrow>
              </mrow>
              <mo fence="true" stretchy="false">)</mo>
            </mrow>
          </mrow>
        </mtd>
      </mtr>
      <mtr>
        <mtd columnalign="left">
          <mrow>
            <mi mathvariant="normal">Δ</mi>
            <msub>
              <mi>x</mi>
              <mi>m</mi>
            </msub>
            <mrow>
              <mrow>
                <mo fence="true" stretchy="false">(</mo>
                <mrow>
                  <mrow>
                    <mi>k</mi>
                    <mo stretchy="false">+</mo>
                    <mn>1</mn>
                  </mrow>
                </mrow>
                <mo fence="true" stretchy="false">)</mo>
              </mrow>
              <mo stretchy="false">=</mo>
              <msub>
                <mi>x</mi>
                <mi>m</mi>
              </msub>
            </mrow>
            <mrow>
              <mrow>
                <mo fence="true" stretchy="false">(</mo>
                <mrow>
                  <mrow>
                    <mi>k</mi>
                    <mo stretchy="false">+</mo>
                    <mn>1</mn>
                  </mrow>
                </mrow>
                <mo fence="true" stretchy="false">)</mo>
              </mrow>
              <mo stretchy="false">−</mo>
              <msub>
                <mi>x</mi>
                <mi>m</mi>
              </msub>
            </mrow>
            <mrow>
              <mo fence="true" stretchy="false">(</mo>
              <mrow>
                <mi>k</mi>
              </mrow>
              <mo fence="true" stretchy="false">)</mo>
            </mrow>
          </mrow>
        </mtd>
      </mtr>
    </mtable>
    <annotation encoding="StarMath 5.0">alignl %DELTA u( k ) = u( k ) - u( k-1 ) newline
alignl %DELTA x_m(k) = x_m( k ) - x_m( k-1 ) newline
alignl %DELTA x_m( k+1 ) = x_m( k+1) - x_m( k) newline</annotation>
  </semantics>
</math>
</file>

<file path=Object 4/content.xml><?xml version="1.0" encoding="utf-8"?>
<math xmlns="http://www.w3.org/1998/Math/MathML" display="block">
  <semantics>
    <mtable>
      <mtr>
        <mtd columnalign="left">
          <mrow>
            <msub>
              <mi>A</mi>
              <mi>m</mi>
            </msub>
            <mo stretchy="false">∈</mo>
            <msup>
              <mi mathvariant="normal">ℜ</mi>
              <mi mathvariant="italic">nxn</mi>
            </msup>
          </mrow>
        </mtd>
      </mtr>
      <mtr>
        <mtd columnalign="left">
          <mrow>
            <msub>
              <mi>B</mi>
              <mi>m</mi>
            </msub>
            <mo stretchy="false">∈</mo>
            <msup>
              <mi mathvariant="normal">ℜ</mi>
              <mi mathvariant="italic">nxm</mi>
            </msup>
          </mrow>
        </mtd>
      </mtr>
      <mtr>
        <mtd columnalign="left">
          <mrow>
            <msub>
              <mi>C</mi>
              <mi>m</mi>
            </msub>
            <mo stretchy="false">∈</mo>
            <msup>
              <mi mathvariant="normal">ℜ</mi>
              <mi mathvariant="italic">qxn</mi>
            </msup>
          </mrow>
        </mtd>
      </mtr>
      <mtr>
        <mtd columnalign="left">
          <mrow>
            <msub>
              <mi>o</mi>
              <mi>m</mi>
            </msub>
            <mo stretchy="false">∈</mo>
            <msup>
              <mn>0</mn>
              <mi mathvariant="italic">qxn</mi>
            </msup>
          </mrow>
        </mtd>
      </mtr>
      <mtr>
        <mtd columnalign="left">
          <mrow>
            <msub>
              <mi>x</mi>
              <mi>m</mi>
            </msub>
            <mo stretchy="false">∈</mo>
            <msup>
              <mi mathvariant="normal">ℜ</mi>
              <mi>n</mi>
            </msup>
          </mrow>
        </mtd>
      </mtr>
      <mtr>
        <mtd columnalign="left">
          <mrow>
            <mi>y</mi>
            <mo stretchy="false">∈</mo>
            <msup>
              <mi mathvariant="normal">ℜ</mi>
              <mi>q</mi>
            </msup>
          </mrow>
        </mtd>
      </mtr>
      <mtr>
        <mtd columnalign="left">
          <mrow>
            <mi>u</mi>
            <mo stretchy="false">∈</mo>
            <msup>
              <mi mathvariant="normal">ℜ</mi>
              <mi>m</mi>
            </msup>
          </mrow>
        </mtd>
      </mtr>
    </mtable>
    <annotation encoding="StarMath 5.0">alignl A_m in Re^nxn newline
alignl B_m in Re^nxm newline
alignl C_m in Re^qxn newline
alignl o_m in 0^qxn newline
alignl x_m in Re^n newline
alignl y in Re^q newline
alignl u in Re^m </annotation>
  </semantics>
</math>
</file>

<file path=Object 5/content.xml><?xml version="1.0" encoding="utf-8"?>
<math xmlns="http://www.w3.org/1998/Math/MathML" display="block">
  <semantics>
    <mrow>
      <mrow>
        <mi>F</mi>
        <mo stretchy="false">=</mo>
        <mrow>
          <mo fence="true" stretchy="true">[</mo>
          <mrow>
            <mtable>
              <mtr>
                <mtd>
                  <mi mathvariant="italic">CA</mi>
                </mtd>
              </mtr>
              <mtr>
                <mtd>
                  <msup>
                    <mi mathvariant="italic">CA</mi>
                    <mn>2</mn>
                  </msup>
                </mtd>
              </mtr>
              <mtr>
                <mtd>
                  <msup>
                    <mi mathvariant="italic">CA</mi>
                    <mn>3</mn>
                  </msup>
                </mtd>
              </mtr>
              <mtr>
                <mtd>
                  <mo stretchy="false">⋮</mo>
                </mtd>
              </mtr>
              <mtr>
                <mtd>
                  <msup>
                    <mi mathvariant="italic">CA</mi>
                    <msub>
                      <mi>N</mi>
                      <mi>p</mi>
                    </msub>
                  </msup>
                </mtd>
              </mtr>
            </mtable>
          </mrow>
          <mo fence="true" stretchy="true">]</mo>
        </mrow>
      </mrow>
      <mi>,</mi>
      <mrow>
        <mi mathvariant="normal">Φ</mi>
        <mo stretchy="false">=</mo>
        <mrow>
          <mo fence="true" stretchy="true">[</mo>
          <mrow>
            <mtable>
              <mtr>
                <mtd>
                  <mi mathvariant="italic">CB</mi>
                </mtd>
                <mtd>
                  <mn>0</mn>
                </mtd>
                <mtd>
                  <mn>0</mn>
                </mtd>
                <mtd>
                  <mo stretchy="false">⋯</mo>
                </mtd>
                <mtd>
                  <mn>0</mn>
                </mtd>
              </mtr>
              <mtr>
                <mtd>
                  <mi mathvariant="italic">CAB</mi>
                </mtd>
                <mtd>
                  <mi mathvariant="italic">CB</mi>
                </mtd>
                <mtd>
                  <mn>0</mn>
                </mtd>
                <mtd>
                  <mo stretchy="false">⋯</mo>
                </mtd>
                <mtd>
                  <mn>0</mn>
                </mtd>
              </mtr>
              <mtr>
                <mtd>
                  <mrow>
                    <msup>
                      <mi mathvariant="italic">CA</mi>
                      <mn>2</mn>
                    </msup>
                    <mi>B</mi>
                  </mrow>
                </mtd>
                <mtd>
                  <mi mathvariant="italic">CAB</mi>
                </mtd>
                <mtd>
                  <mi mathvariant="italic">CB</mi>
                </mtd>
                <mtd>
                  <mo stretchy="false">⋯</mo>
                </mtd>
                <mtd>
                  <mn>0</mn>
                </mtd>
              </mtr>
              <mtr>
                <mtd>
                  <mo stretchy="false">⋮</mo>
                </mtd>
                <mtd>
                  <mo stretchy="false">⋮</mo>
                </mtd>
                <mtd>
                  <mo stretchy="false">⋮</mo>
                </mtd>
                <mtd>
                  <mo stretchy="false">⋮</mo>
                </mtd>
                <mtd>
                  <mo stretchy="false">⋮</mo>
                </mtd>
              </mtr>
              <mtr>
                <mtd>
                  <mrow>
                    <msup>
                      <mi mathvariant="italic">CA</mi>
                      <mrow>
                        <msub>
                          <mi>N</mi>
                          <mi>p</mi>
                        </msub>
                        <mo stretchy="false">−</mo>
                        <mn>1</mn>
                      </mrow>
                    </msup>
                    <mi>B</mi>
                  </mrow>
                </mtd>
                <mtd>
                  <mrow>
                    <msup>
                      <mi mathvariant="italic">CA</mi>
                      <mrow>
                        <msub>
                          <mi>N</mi>
                          <mi>p</mi>
                        </msub>
                        <mo stretchy="false">−</mo>
                        <mn>2</mn>
                      </mrow>
                    </msup>
                    <mi>B</mi>
                  </mrow>
                </mtd>
                <mtd>
                  <mrow>
                    <msup>
                      <mi mathvariant="italic">CA</mi>
                      <mrow>
                        <msub>
                          <mi>N</mi>
                          <mi>p</mi>
                        </msub>
                        <mo stretchy="false">−</mo>
                        <mn>3</mn>
                      </mrow>
                    </msup>
                    <mi>B</mi>
                  </mrow>
                </mtd>
                <mtd>
                  <mo stretchy="false">⋯</mo>
                </mtd>
                <mtd>
                  <mrow>
                    <msup>
                      <mi mathvariant="italic">CA</mi>
                      <mrow>
                        <msub>
                          <mi>N</mi>
                          <mi>p</mi>
                        </msub>
                        <mo stretchy="false">−</mo>
                        <msub>
                          <mi>N</mi>
                          <mi>c</mi>
                        </msub>
                      </mrow>
                    </msup>
                    <mi>B</mi>
                  </mrow>
                </mtd>
              </mtr>
            </mtable>
          </mrow>
          <mo fence="true" stretchy="true">]</mo>
        </mrow>
      </mrow>
    </mrow>
    <annotation encoding="StarMath 5.0">F = left [ matrix{CA ## CA^2 ## CA^3 ## dotsvert  ## CA^{N_p} } right ] , %PHI = left[ matrix{CB  # 0  # 0 # dotsaxis # 0 ## 
			  CAB # CB # 0 # dotsaxis # 0 ## 
			  CA^2 B # CAB # CB # dotsaxis # 0 ##
			  dotsvert # dotsvert # dotsvert # dotsvert # dotsvert ##
			  CA^{N_p -1}B # CA^{N_p -2}B # CA^{N_p -3}B # dotsaxis # CA^{N_p -N_c}B}right ]</annotation>
  </semantics>
</math>
</file>

<file path=Object 6/content.xml><?xml version="1.0" encoding="utf-8"?>
<math xmlns="http://www.w3.org/1998/Math/MathML" display="block">
  <semantics>
    <mrow>
      <mrow>
        <mi>Y</mi>
        <mo stretchy="false">=</mo>
        <mi mathvariant="italic">Fx</mi>
      </mrow>
      <mrow>
        <mrow>
          <mo fence="true" stretchy="false">(</mo>
          <mrow>
            <msub>
              <mi>k</mi>
              <mi>i</mi>
            </msub>
          </mrow>
          <mo fence="true" stretchy="false">)</mo>
        </mrow>
        <mo stretchy="false">+</mo>
        <mi mathvariant="normal">Φ</mi>
      </mrow>
      <mi mathvariant="normal">Δ</mi>
      <mi>U</mi>
    </mrow>
    <annotation encoding="StarMath 5.0">Y = Fx( k_i ) + %PHI %DELTA U</annotation>
  </semantics>
</math>
</file>

<file path=Object 7/content.xml><?xml version="1.0" encoding="utf-8"?>
<math xmlns="http://www.w3.org/1998/Math/MathML" display="block">
  <semantics>
    <mtable>
      <mtr>
        <mtd columnalign="left">
          <mrow>
            <mi>A</mi>
            <mo stretchy="false">=</mo>
            <mrow>
              <mo fence="true" stretchy="true">[</mo>
              <mrow>
                <mtable>
                  <mtr>
                    <mtd>
                      <msub>
                        <mi>A</mi>
                        <mi>m</mi>
                      </msub>
                    </mtd>
                    <mtd>
                      <msubsup>
                        <mi>o</mi>
                        <mi>m</mi>
                        <mi>T</mi>
                      </msubsup>
                    </mtd>
                  </mtr>
                  <mtr>
                    <mtd>
                      <mrow>
                        <msub>
                          <mi>C</mi>
                          <mi>m</mi>
                        </msub>
                        <msub>
                          <mi>A</mi>
                          <mi>m</mi>
                        </msub>
                      </mrow>
                    </mtd>
                    <mtd>
                      <msub>
                        <mi>I</mi>
                        <mi mathvariant="italic">qxq</mi>
                      </msub>
                    </mtd>
                  </mtr>
                </mtable>
              </mrow>
              <mo fence="true" stretchy="true">]</mo>
            </mrow>
          </mrow>
        </mtd>
      </mtr>
      <mtr>
        <mtd columnalign="left">
          <mrow>
            <mi>B</mi>
            <mo stretchy="false">=</mo>
            <mrow>
              <mo fence="true" stretchy="true">[</mo>
              <mrow>
                <mtable>
                  <mtr>
                    <mtd>
                      <msub>
                        <mi>B</mi>
                        <mi>m</mi>
                      </msub>
                    </mtd>
                  </mtr>
                  <mtr>
                    <mtd>
                      <mrow>
                        <msub>
                          <mi>C</mi>
                          <mi>m</mi>
                        </msub>
                        <msub>
                          <mi>B</mi>
                          <mi>m</mi>
                        </msub>
                      </mrow>
                    </mtd>
                  </mtr>
                </mtable>
              </mrow>
              <mo fence="true" stretchy="true">]</mo>
            </mrow>
          </mrow>
        </mtd>
      </mtr>
      <mtr>
        <mtd columnalign="left">
          <mrow>
            <mi>C</mi>
            <mo stretchy="false">=</mo>
            <mrow>
              <mo fence="true" stretchy="true">[</mo>
              <mrow>
                <mtable>
                  <mtr>
                    <mtd>
                      <msub>
                        <mi>o</mi>
                        <mi>m</mi>
                      </msub>
                    </mtd>
                    <mtd>
                      <msub>
                        <mi>I</mi>
                        <mi mathvariant="italic">qxq</mi>
                      </msub>
                    </mtd>
                  </mtr>
                </mtable>
              </mrow>
              <mo fence="true" stretchy="true">]</mo>
            </mrow>
          </mrow>
        </mtd>
      </mtr>
      <mtr>
        <mtd columnalign="left">
          <mrow>
            <mi>x</mi>
            <mrow>
              <mrow>
                <mo fence="true" stretchy="false">(</mo>
                <mrow>
                  <msub>
                    <mi>k</mi>
                    <mi>i</mi>
                  </msub>
                </mrow>
                <mo fence="true" stretchy="false">)</mo>
              </mrow>
              <mo stretchy="false">=</mo>
              <mrow>
                <mo fence="true" stretchy="true">[</mo>
                <mrow>
                  <mtable>
                    <mtr>
                      <mtd>
                        <mrow>
                          <mi mathvariant="normal">Δ</mi>
                          <msub>
                            <mi>x</mi>
                            <mi>m</mi>
                          </msub>
                          <mrow>
                            <mo fence="true" stretchy="false">(</mo>
                            <mrow>
                              <msub>
                                <mi>k</mi>
                                <mi>i</mi>
                              </msub>
                            </mrow>
                            <mo fence="true" stretchy="false">)</mo>
                          </mrow>
                        </mrow>
                      </mtd>
                    </mtr>
                    <mtr>
                      <mtd>
                        <mrow>
                          <mi>y</mi>
                          <mrow>
                            <mo fence="true" stretchy="false">(</mo>
                            <mrow>
                              <msub>
                                <mi>k</mi>
                                <mi>i</mi>
                              </msub>
                            </mrow>
                            <mo fence="true" stretchy="false">)</mo>
                          </mrow>
                        </mrow>
                      </mtd>
                    </mtr>
                  </mtable>
                </mrow>
                <mo fence="true" stretchy="true">]</mo>
              </mrow>
            </mrow>
            <mrow>
              <mo fence="true" stretchy="false">(</mo>
              <mrow>
                <mrow>
                  <mi mathvariant="italic">Current</mi>
                  <mi mathvariant="italic">state</mi>
                </mrow>
              </mrow>
              <mo fence="true" stretchy="false">)</mo>
            </mrow>
          </mrow>
        </mtd>
      </mtr>
      <mtr>
        <mtd columnalign="left">
          <mrow>
            <mrow>
              <msub>
                <mi>N</mi>
                <mi>p</mi>
              </msub>
              <mo stretchy="false">∈</mo>
              <mi mathvariant="normal">ℜ</mi>
            </mrow>
            <mrow>
              <mo fence="true" stretchy="false">(</mo>
              <mrow>
                <mrow>
                  <mi mathvariant="italic">Prediction</mi>
                  <mi mathvariant="italic">horizon</mi>
                </mrow>
              </mrow>
              <mo fence="true" stretchy="false">)</mo>
            </mrow>
          </mrow>
        </mtd>
      </mtr>
      <mtr>
        <mtd columnalign="left">
          <mrow>
            <mrow>
              <msub>
                <mi>N</mi>
                <mi>c</mi>
              </msub>
              <mo stretchy="false">∈</mo>
              <mi mathvariant="normal">ℜ</mi>
            </mrow>
            <mrow>
              <mo fence="true" stretchy="false">(</mo>
              <mrow>
                <mrow>
                  <mi mathvariant="italic">Control</mi>
                  <mi mathvariant="italic">horizon</mi>
                </mrow>
              </mrow>
              <mo fence="true" stretchy="false">)</mo>
            </mrow>
          </mrow>
        </mtd>
      </mtr>
      <mtr>
        <mtd columnalign="left">
          <mrow>
            <mrow>
              <msub>
                <mi>k</mi>
                <mi>i</mi>
              </msub>
              <mo stretchy="false">∈</mo>
              <mi mathvariant="normal">ℜ</mi>
            </mrow>
            <mrow>
              <mo fence="true" stretchy="false">(</mo>
              <mrow>
                <mrow>
                  <mi mathvariant="italic">Sampling</mi>
                  <mi mathvariant="italic">step</mi>
                </mrow>
              </mrow>
              <mo fence="true" stretchy="false">)</mo>
            </mrow>
          </mrow>
        </mtd>
      </mtr>
    </mtable>
    <annotation encoding="StarMath 5.0">alignl A = left[ matrix{A_m # o_m^T ## C_m A_m # I_{qxq} } right ] newline
alignl B = left [ matrix{B_m ## C_m B_m} right ] newline
alignl C = left [matrix{o_m # I_{qxq}} right ] newline
alignl x( k_i ) = left [ matrix{%DELTA x_m(k_i) ## y(k_i)} right ] (Current state) newline
alignl N_p in Re ( Prediction horizon ) newline
alignl N_c in Re ( Control horizon ) newline
alignl k_i in Re ( Sampling step ) </annotation>
  </semantics>
</math>
</file>

<file path=Object 8/content.xml><?xml version="1.0" encoding="utf-8"?>
<math xmlns="http://www.w3.org/1998/Math/MathML" display="block">
  <semantics>
    <mtable>
      <mtr>
        <mtd columnalign="left">
          <mrow>
            <mi mathvariant="normal">Δ</mi>
            <mrow>
              <mi>U</mi>
              <mo stretchy="false">=</mo>
              <msup>
                <mrow>
                  <mo fence="true" stretchy="true">[</mo>
                  <mrow>
                    <mtable>
                      <mtr>
                        <mtd>
                          <mrow>
                            <mi mathvariant="normal">Δ</mi>
                            <mi>u</mi>
                            <mrow>
                              <mo fence="true" stretchy="false">(</mo>
                              <mrow>
                                <msub>
                                  <mi>k</mi>
                                  <mi>i</mi>
                                </msub>
                              </mrow>
                              <mo fence="true" stretchy="false">)</mo>
                            </mrow>
                          </mrow>
                        </mtd>
                        <mtd>
                          <mrow>
                            <mi mathvariant="normal">Δ</mi>
                            <mi>u</mi>
                            <mrow>
                              <mo fence="true" stretchy="false">(</mo>
                              <mrow>
                                <mrow>
                                  <msub>
                                    <mi>k</mi>
                                    <mi>i</mi>
                                  </msub>
                                  <mo stretchy="false">+</mo>
                                  <mn>1</mn>
                                </mrow>
                              </mrow>
                              <mo fence="true" stretchy="false">)</mo>
                            </mrow>
                          </mrow>
                        </mtd>
                        <mtd>
                          <mrow>
                            <mi mathvariant="normal">Δ</mi>
                            <mi>u</mi>
                            <mrow>
                              <mo fence="true" stretchy="false">(</mo>
                              <mrow>
                                <mrow>
                                  <msub>
                                    <mi>k</mi>
                                    <mi>i</mi>
                                  </msub>
                                  <mo stretchy="false">+</mo>
                                  <mn>2</mn>
                                </mrow>
                              </mrow>
                              <mo fence="true" stretchy="false">)</mo>
                            </mrow>
                          </mrow>
                        </mtd>
                        <mtd>
                          <mo stretchy="false">⋯</mo>
                        </mtd>
                        <mtd>
                          <mrow>
                            <mi mathvariant="normal">Δ</mi>
                            <mi>u</mi>
                            <mrow>
                              <mo fence="true" stretchy="false">(</mo>
                              <mrow>
                                <mrow>
                                  <msub>
                                    <mi>k</mi>
                                    <mi>i</mi>
                                  </msub>
                                  <mo stretchy="false">+</mo>
                                  <msub>
                                    <mi>N</mi>
                                    <mi>c</mi>
                                  </msub>
                                  <mo stretchy="false">−</mo>
                                  <mn>1</mn>
                                </mrow>
                              </mrow>
                              <mo fence="true" stretchy="false">)</mo>
                            </mrow>
                          </mrow>
                        </mtd>
                      </mtr>
                    </mtable>
                  </mrow>
                  <mo fence="true" stretchy="true">]</mo>
                </mrow>
                <mi>T</mi>
              </msup>
            </mrow>
          </mrow>
        </mtd>
      </mtr>
      <mtr>
        <mtd columnalign="left">
          <mrow>
            <mi>Y</mi>
            <mo stretchy="false">=</mo>
            <msup>
              <mrow>
                <mo fence="true" stretchy="true">[</mo>
                <mrow>
                  <mtable>
                    <mtr>
                      <mtd>
                        <mrow>
                          <mi>y</mi>
                          <mrow>
                            <mo fence="true" stretchy="false">(</mo>
                            <mrow>
                              <mrow>
                                <mrow>
                                  <msub>
                                    <mi>k</mi>
                                    <mi>i</mi>
                                  </msub>
                                  <mo stretchy="false">+</mo>
                                  <mn>1</mn>
                                </mrow>
                                <mo stretchy="false">|</mo>
                                <msub>
                                  <mi>k</mi>
                                  <mi>i</mi>
                                </msub>
                              </mrow>
                            </mrow>
                            <mo fence="true" stretchy="false">)</mo>
                          </mrow>
                        </mrow>
                      </mtd>
                      <mtd>
                        <mrow>
                          <mi>y</mi>
                          <mrow>
                            <mo fence="true" stretchy="false">(</mo>
                            <mrow>
                              <mrow>
                                <mrow>
                                  <msub>
                                    <mi>k</mi>
                                    <mi>i</mi>
                                  </msub>
                                  <mo stretchy="false">+</mo>
                                  <mn>2</mn>
                                </mrow>
                                <mo stretchy="false">|</mo>
                                <msub>
                                  <mi>k</mi>
                                  <mi>i</mi>
                                </msub>
                              </mrow>
                            </mrow>
                            <mo fence="true" stretchy="false">)</mo>
                          </mrow>
                        </mrow>
                      </mtd>
                      <mtd>
                        <mrow>
                          <mi>y</mi>
                          <mrow>
                            <mo fence="true" stretchy="false">(</mo>
                            <mrow>
                              <mrow>
                                <mrow>
                                  <msub>
                                    <mi>k</mi>
                                    <mi>i</mi>
                                  </msub>
                                  <mo stretchy="false">+</mo>
                                  <mn>3</mn>
                                </mrow>
                                <mo stretchy="false">|</mo>
                                <msub>
                                  <mi>k</mi>
                                  <mi>i</mi>
                                </msub>
                              </mrow>
                            </mrow>
                            <mo fence="true" stretchy="false">)</mo>
                          </mrow>
                        </mrow>
                      </mtd>
                      <mtd>
                        <mo stretchy="false">⋯</mo>
                      </mtd>
                      <mtd>
                        <mrow>
                          <mi>y</mi>
                          <mrow>
                            <mo fence="true" stretchy="false">(</mo>
                            <mrow>
                              <mrow>
                                <mrow>
                                  <msub>
                                    <mi>k</mi>
                                    <mi>i</mi>
                                  </msub>
                                  <mo stretchy="false">+</mo>
                                  <msub>
                                    <mi>N</mi>
                                    <mi>p</mi>
                                  </msub>
                                </mrow>
                                <mo stretchy="false">|</mo>
                                <msub>
                                  <mi>k</mi>
                                  <mi>i</mi>
                                </msub>
                              </mrow>
                            </mrow>
                            <mo fence="true" stretchy="false">)</mo>
                          </mrow>
                        </mrow>
                      </mtd>
                    </mtr>
                  </mtable>
                </mrow>
                <mo fence="true" stretchy="true">]</mo>
              </mrow>
              <mi>T</mi>
            </msup>
          </mrow>
        </mtd>
      </mtr>
    </mtable>
    <annotation encoding="StarMath 5.0">alignl %DELTA U = left [ matrix{%DELTA u(k_i) # %DELTA u(k_i + 1) # %DELTA u(k_i + 2) # dotsaxis # %DELTA u(k_i + N_c - 1)} right ]^T newline

alignl Y = left [ matrix{y(k_i + 1 mline k_i) # y(k_i + 2 mline k_i) # y(k_i + 3 mline k_i) # dotsaxis # y(k_i + N_p mline k_i) } right ]^T</annotation>
  </semantics>
</math>
</file>

<file path=Object 9/content.xml><?xml version="1.0" encoding="utf-8"?>
<math xmlns="http://www.w3.org/1998/Math/MathML" display="block">
  <semantics>
    <mrow>
      <mi>y</mi>
      <mrow>
        <mo fence="true" stretchy="false">(</mo>
        <mrow>
          <mrow>
            <mrow>
              <msub>
                <mi>k</mi>
                <mi>i</mi>
              </msub>
              <mo stretchy="false">+</mo>
              <mn>1</mn>
            </mrow>
            <mo stretchy="false">|</mo>
            <msub>
              <mi>k</mi>
              <mi>i</mi>
            </msub>
          </mrow>
        </mrow>
        <mo fence="true" stretchy="false">)</mo>
      </mrow>
    </mrow>
    <annotation encoding="StarMath 5.0">y(k_i + 1 mline k_i)</annotation>
  </semantics>
</math>
</file>